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00%"/>
      <style:text-properties fo:color="#000000" style:font-name="Arial" fo:font-size="12pt" fo:background-color="transparent" style:font-size-asian="12pt" style:font-size-complex="12pt"/>
    </style:style>
    <style:style style:name="P2" style:family="paragraph" style:parent-style-name="Standard">
      <style:paragraph-properties fo:line-height="120%"/>
      <style:text-properties fo:color="#000000" style:font-name="Arial" fo:font-size="12pt" fo:background-color="transparent" style:font-size-asian="12pt" style:font-size-complex="12pt"/>
    </style:style>
    <style:style style:name="P3" style:family="paragraph" style:parent-style-name="Standard">
      <style:paragraph-properties fo:line-height="120%"/>
      <style:text-properties fo:color="#000000" style:font-name="Arial" fo:font-size="12pt" officeooo:paragraph-rsid="00082c91" fo:background-color="transparent" style:font-size-asian="12pt" style:font-size-complex="12pt"/>
    </style:style>
    <style:style style:name="P4" style:family="paragraph" style:parent-style-name="Standard">
      <style:paragraph-properties fo:line-height="120%"/>
      <style:text-properties fo:color="#000000" style:font-name="Arial" fo:font-size="6pt" officeooo:paragraph-rsid="00082c91" fo:background-color="transparent" style:font-size-asian="6pt" style:font-size-complex="6pt"/>
    </style:style>
    <style:style style:name="P5" style:family="paragraph" style:parent-style-name="Standard">
      <style:paragraph-properties fo:line-height="120%"/>
      <style:text-properties fo:color="#000000" style:font-name="Arial" fo:font-size="6pt" officeooo:paragraph-rsid="00082c91" fo:background-color="transparent" style:font-size-asian="5.25pt" style:font-size-complex="6pt"/>
    </style:style>
    <style:style style:name="P6" style:family="paragraph" style:parent-style-name="Standard">
      <style:paragraph-properties fo:margin-left="0in" fo:margin-right="0in" fo:line-height="120%" fo:text-indent="0in" style:auto-text-indent="false"/>
      <style:text-properties fo:color="#000000" style:font-name="Arial" fo:font-size="12pt" officeooo:paragraph-rsid="000c8498" fo:background-color="transparent" style:font-size-asian="12pt" style:font-size-complex="12pt"/>
    </style:style>
    <style:style style:name="P7" style:family="paragraph" style:parent-style-name="Standard">
      <style:paragraph-properties fo:margin-left="0in" fo:margin-right="0in" fo:line-height="120%" fo:text-indent="0in" style:auto-text-indent="false"/>
      <style:text-properties fo:color="#000000" style:font-name="Arial" fo:font-size="12pt" officeooo:paragraph-rsid="00082c91" fo:background-color="transparent" style:font-size-asian="12pt" style:font-size-complex="12pt"/>
    </style:style>
    <style:style style:name="P8" style:family="paragraph" style:parent-style-name="Standard">
      <style:paragraph-properties fo:margin-left="0in" fo:margin-right="0in" fo:line-height="120%" fo:text-indent="0in" style:auto-text-indent="false"/>
      <style:text-properties fo:color="#000000" style:font-name="Arial" fo:font-size="6pt" officeooo:paragraph-rsid="000c8498" fo:background-color="transparent" style:font-size-asian="5.25pt" style:font-size-complex="6pt"/>
    </style:style>
    <style:style style:name="P9" style:family="paragraph" style:parent-style-name="Standard">
      <style:paragraph-properties fo:margin-left="0in" fo:margin-right="0in" fo:line-height="120%" fo:text-indent="0in" style:auto-text-indent="false"/>
      <style:text-properties fo:color="#000000" style:font-name="Arial" fo:font-size="6pt" officeooo:paragraph-rsid="00082c91" fo:background-color="transparent" style:font-size-asian="5.25pt" style:font-size-complex="6pt"/>
    </style:style>
    <style:style style:name="P10" style:family="paragraph" style:parent-style-name="Standard">
      <style:paragraph-properties fo:margin-left="0in" fo:margin-right="0in" fo:line-height="120%" fo:text-indent="0in" style:auto-text-indent="false"/>
      <style:text-properties officeooo:paragraph-rsid="000c8498"/>
    </style:style>
    <style:style style:name="P11" style:family="paragraph" style:parent-style-name="Standard" style:master-page-name="">
      <style:paragraph-properties fo:margin-left="0in" fo:margin-right="0in" fo:line-height="120%" fo:text-indent="0in" style:auto-text-indent="false" style:page-number="auto"/>
      <style:text-properties fo:color="#000000" style:font-name="Arial" fo:font-size="12pt" officeooo:paragraph-rsid="00082c91" fo:background-color="transparent" style:font-size-asian="12pt" style:font-size-complex="12pt"/>
    </style:style>
    <style:style style:name="P12" style:family="paragraph" style:parent-style-name="Standard" style:list-style-name="L1">
      <style:paragraph-properties fo:margin-left="0.5in" fo:margin-right="0in" fo:line-height="120%" fo:text-indent="0in" style:auto-text-indent="false"/>
      <style:text-properties fo:color="#000000" style:font-name="Arial" fo:font-size="12pt" officeooo:rsid="000cd394" officeooo:paragraph-rsid="000cd394" fo:background-color="transparent" style:font-size-asian="12pt" style:font-size-complex="12pt"/>
    </style:style>
    <style:style style:name="P13" style:family="paragraph" style:parent-style-name="Standard" style:list-style-name="L3">
      <style:paragraph-properties fo:margin-left="0.5in" fo:margin-right="0in" fo:line-height="120%" fo:text-indent="0in" style:auto-text-indent="false"/>
      <style:text-properties fo:color="#000000" style:font-name="Arial" fo:font-size="12pt" officeooo:rsid="0010817b" officeooo:paragraph-rsid="0010817b" fo:background-color="transparent" style:font-size-asian="12pt" style:font-size-complex="12pt"/>
    </style:style>
    <style:style style:name="P14" style:family="paragraph" style:parent-style-name="Standard">
      <style:paragraph-properties fo:margin-left="0.5in" fo:margin-right="0in" fo:line-height="120%" fo:text-indent="0in" style:auto-text-indent="false"/>
      <style:text-properties fo:color="#000000" style:font-name="Arial" fo:font-size="12pt" officeooo:rsid="00124a1d" officeooo:paragraph-rsid="00124a1d" fo:background-color="transparent" style:font-size-asian="12pt" style:font-size-complex="12pt"/>
    </style:style>
    <style:style style:name="P15" style:family="paragraph" style:parent-style-name="Standard">
      <style:paragraph-properties fo:margin-left="0.5in" fo:margin-right="0in" fo:line-height="120%" fo:text-indent="0in" style:auto-text-indent="false"/>
      <style:text-properties fo:color="#000000" style:font-name="Arial" fo:font-size="12pt" officeooo:paragraph-rsid="00082c91" fo:background-color="transparent" style:font-size-asian="12pt" style:font-size-complex="12pt"/>
    </style:style>
    <style:style style:name="P16" style:family="paragraph" style:parent-style-name="Standard">
      <style:paragraph-properties fo:margin-left="0.5in" fo:margin-right="0in" fo:line-height="120%" fo:text-indent="0in" style:auto-text-indent="false"/>
      <style:text-properties fo:color="#000000" style:font-name="Arial" fo:font-size="6pt" officeooo:rsid="00124a1d" officeooo:paragraph-rsid="00124a1d" fo:background-color="transparent" style:font-size-asian="5.25pt" style:font-size-complex="6pt"/>
    </style:style>
    <style:style style:name="P17" style:family="paragraph" style:parent-style-name="Standard">
      <style:paragraph-properties fo:margin-left="0.5in" fo:margin-right="0in" fo:line-height="120%" fo:text-indent="0in" style:auto-text-indent="false"/>
      <style:text-properties fo:color="#000000" style:font-name="Arial" fo:font-size="6pt" officeooo:paragraph-rsid="00124a1d" fo:background-color="transparent" style:font-size-asian="5.25pt" style:font-size-complex="6pt"/>
    </style:style>
    <style:style style:name="P18"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124a1d" officeooo:paragraph-rsid="00124a1d" fo:background-color="transparent" style:font-size-asian="12pt" style:font-size-complex="12pt"/>
    </style:style>
    <style:style style:name="P19"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paragraph-rsid="00124a1d" fo:background-color="transparent" style:font-size-asian="12pt" style:font-size-complex="12pt"/>
    </style:style>
    <style:style style:name="P20"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124a1d" officeooo:paragraph-rsid="00124a1d" fo:background-color="transparent" style:font-size-asian="12pt" style:font-size-complex="12pt"/>
    </style:style>
    <style:style style:name="P21"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12fa72" officeooo:paragraph-rsid="0012fa72" fo:background-color="transparent" style:font-size-asian="12pt" style:font-size-complex="12pt"/>
    </style:style>
    <style:style style:name="P22" style:family="paragraph" style:parent-style-name="Standard" style:list-style-name="L2" style:master-page-name="">
      <style:paragraph-properties fo:margin-left="0.5in" fo:margin-right="0in" fo:line-height="120%" fo:text-indent="0in" style:auto-text-indent="false" style:page-number="auto"/>
      <style:text-properties fo:color="#000000" style:font-name="Arial" fo:font-size="12pt" officeooo:rsid="000ed1ed" officeooo:paragraph-rsid="000ed1ed" fo:background-color="transparent" style:font-size-asian="12pt" style:font-size-complex="12pt"/>
    </style:style>
    <style:style style:name="P23" style:family="paragraph" style:parent-style-name="Standard" style:list-style-name="L1" style:master-page-name="">
      <style:paragraph-properties fo:margin-left="0.5in" fo:margin-right="0in" fo:line-height="120%" fo:text-indent="0in" style:auto-text-indent="false" style:page-number="auto"/>
      <style:text-properties fo:color="#000000" style:font-name="Arial" fo:font-size="12pt" officeooo:rsid="000cd394" officeooo:paragraph-rsid="000cd394" fo:background-color="transparent" style:font-size-asian="12pt" style:font-size-complex="12pt"/>
    </style:style>
    <style:style style:name="P24" style:family="paragraph" style:parent-style-name="Standard" style:list-style-name="L3" style:master-page-name="">
      <style:paragraph-properties fo:margin-left="0.5in" fo:margin-right="0in" fo:line-height="120%" fo:text-indent="0in" style:auto-text-indent="false" style:page-number="auto"/>
      <style:text-properties fo:color="#000000" style:font-name="Arial" fo:font-size="12pt" officeooo:rsid="0010817b" officeooo:paragraph-rsid="0010817b" fo:background-color="transparent" style:font-size-asian="12pt" style:font-size-complex="12pt"/>
    </style:style>
    <style:style style:name="P25"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148dfd" officeooo:paragraph-rsid="00148dfd" fo:background-color="transparent" style:font-size-asian="12pt" style:font-size-complex="12pt"/>
    </style:style>
    <style:style style:name="P26"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148dfd" officeooo:paragraph-rsid="00148dfd" fo:background-color="transparent" style:font-size-asian="12pt" style:font-size-complex="12pt"/>
    </style:style>
    <style:style style:name="P27"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0c8498" officeooo:paragraph-rsid="000c8498" fo:background-color="transparent" style:font-size-asian="12pt" style:font-size-complex="12pt"/>
    </style:style>
    <style:style style:name="P28"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0aed7d" officeooo:paragraph-rsid="000aed7d" fo:background-color="transparent" style:font-size-asian="12pt" style:font-size-complex="12pt"/>
    </style:style>
    <style:style style:name="P29"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rsid="000ba151" officeooo:paragraph-rsid="000ba151" fo:background-color="transparent" style:font-size-asian="12pt" style:font-size-complex="12pt"/>
    </style:style>
    <style:style style:name="P30" style:family="paragraph" style:parent-style-name="Standard" style:master-page-name="">
      <style:paragraph-properties fo:margin-left="0.5in" fo:margin-right="0in" fo:line-height="120%" fo:text-indent="0in" style:auto-text-indent="false" style:page-number="auto"/>
      <style:text-properties fo:color="#000000" style:font-name="Arial" fo:font-size="12pt" officeooo:paragraph-rsid="00082c91" fo:background-color="transparent" style:font-size-asian="12pt" style:font-size-complex="12pt"/>
    </style:style>
    <style:style style:name="P31" style:family="paragraph" style:parent-style-name="Standard" style:master-page-name="">
      <style:paragraph-properties fo:margin-left="0.5in" fo:margin-right="0in" fo:line-height="120%" fo:text-indent="-0.5in" style:auto-text-indent="false" style:page-number="auto"/>
      <style:text-properties fo:color="#000000" style:font-name="Arial" fo:font-size="12pt" officeooo:paragraph-rsid="00082c91" fo:background-color="transparent" style:font-size-asian="12pt" style:font-size-complex="12pt"/>
    </style:style>
    <style:style style:name="P32" style:family="paragraph" style:parent-style-name="Standard" style:list-style-name="L2">
      <style:paragraph-properties fo:margin-left="1in" fo:margin-right="0in" fo:line-height="120%" fo:text-indent="-0.5in" style:auto-text-indent="false"/>
      <style:text-properties fo:color="#000000" style:font-name="Arial" fo:font-size="12pt" officeooo:rsid="000ed1ed" officeooo:paragraph-rsid="000ed1ed" fo:background-color="transparent" style:font-size-asian="12pt" style:font-size-complex="12pt"/>
    </style:style>
    <style:style style:name="P33" style:family="paragraph" style:parent-style-name="Standard" style:list-style-name="L2" style:master-page-name="">
      <style:paragraph-properties fo:margin-left="1in" fo:margin-right="0in" fo:line-height="120%" fo:text-indent="-0.5in" style:auto-text-indent="false" style:page-number="auto"/>
      <style:text-properties fo:color="#000000" style:font-name="Arial" fo:font-size="12pt" officeooo:rsid="000ed1ed" officeooo:paragraph-rsid="000ed1ed" fo:background-color="transparent" style:font-size-asian="12pt" style:font-size-complex="12pt"/>
    </style:style>
    <style:style style:name="T1" style:family="text">
      <style:text-properties officeooo:rsid="00082c91"/>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82c91"/>
    </style:style>
    <style:style style:name="T5" style:family="text">
      <style:text-properties fo:font-variant="normal" fo:text-transform="none" style:text-line-through-style="none" style:text-line-through-type="none" fo:letter-spacing="normal" fo:font-style="normal" style:text-underline-style="none" fo:font-weight="normal" style:text-blinking="false"/>
    </style:style>
    <style:style style:name="T6" style:family="text">
      <style:text-properties fo:font-variant="normal" fo:text-transform="none" fo:color="#000000" style:font-name="Arial" fo:font-size="12pt" fo:letter-spacing="normal" fo:font-style="normal" fo:font-weight="normal" fo:background-color="transparent" loext:char-shading-value="0" style:font-size-asian="12pt" style:font-size-complex="12pt"/>
    </style:style>
    <style:style style:name="T7" style:family="text">
      <style:text-properties fo:color="#000000" style:font-name="Arial" fo:font-size="12pt" fo:background-color="transparent" loext:char-shading-value="0" style:font-size-asian="12pt" style:font-size-complex="12pt"/>
    </style:style>
    <style:style style:name="T8" style:family="text">
      <style:text-properties fo:color="#000000" style:font-name="Arial" fo:background-color="transparent" loext:char-shading-value="0"/>
    </style:style>
    <style:style style:name="T9" style:family="text">
      <style:text-properties officeooo:rsid="00124a1d"/>
    </style:style>
    <style:style style:name="T10" style:family="text">
      <style:text-properties officeooo:rsid="0012fa72"/>
    </style:style>
    <style:style style:name="T11" style:family="text">
      <style:text-properties fo:font-size="6pt" style:font-size-asian="6pt" style:font-size-complex="6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Hansen</text:p>
      <text:p text:style-name="P1">CIS91B</text:p>
      <text:p text:style-name="P1">11/23/2014</text:p>
      <text:p text:style-name="P1">Midterm</text:p>
      <text:p text:style-name="P2"/>
      <text:p text:style-name="P6"><text:span text:style-name="T3">1.What are the typical causes for table corruption or loss? </text:span></text:p>
      <text:p text:style-name="P18">Hardware failure-unintended shutdown, hard drive crash, or similar</text:p>
      <text:p text:style-name="P14">User failure-unintended table or database drops, incorrect updates,and the like</text:p>
      <text:p text:style-name="P16"/>
      <text:p text:style-name="P6"><text:span text:style-name="T3">2.What are typical symptoms of user failure in a database? </text:span></text:p>
      <text:p text:style-name="P19"><text:span text:style-name="T9">A record being reverted to a previous state, a table or database being dropped while still containing important information, or data being corrupted through faulty SQL statements.</text:span></text:p>
      <text:p text:style-name="P17"/>
      <text:p text:style-name="P6"><text:span text:style-name="T3">3.What does mysqldump do? </text:span></text:p>
      <text:p text:style-name="P18">Dumps the table structure and data into SQL statements that can be saved <text:span text:style-name="T10">to files</text:span></text:p>
      <text:p text:style-name="P8"/>
      <text:p text:style-name="P6"><text:span text:style-name="T3">4.What is contained inside of a mysqldump file? </text:span></text:p>
      <text:p text:style-name="P21">SQL statements containing the table/database structure along with the data that was stored in those tables.</text:p>
      <text:p text:style-name="P8"/>
      <text:p text:style-name="P7"><text:span text:style-name="T3">5.What must you do when you perform a backup of your MySQL server. List the steps </text:span></text:p>
      <text:p text:style-name="P6"><text:span text:style-name="T3">involved. </text:span></text:p>
      <text:list xml:id="list5751142343002837748" text:style-name="L2">
        <text:list-item>
          <text:p text:style-name="P22">Lock the databases while the backup is taking place</text:p>
        </text:list-item>
        <text:list-item>
          <text:p text:style-name="P33">Make a copy of all the files using backup table, mysqlhotcopy, or directly copying them or copy the data using mysqldump or using a select statement output to a file</text:p>
        </text:list-item>
        <text:list-item>
          <text:p text:style-name="P32">Store backups in a safe place, <text:span text:style-name="T9">preferably</text:span> a separate hard drive from where the server is running</text:p>
        </text:list-item>
        <text:list-item>
          <text:p text:style-name="P32">Unlock tables after the backup so users can work again.</text:p>
        </text:list-item>
      </text:list>
      <text:p text:style-name="P8"><text:span text:style-name="T8"/></text:p>
      <text:p text:style-name="P6"><text:span text:style-name="T3">6.What must you do to restore a MySQL server to its' most recent functioning state using backups. List the steps involved. </text:span></text:p>
      <text:list xml:id="list8164207540132839254" text:style-name="L1">
        <text:list-item>
          <text:p text:style-name="P23">Make a backup of the current data directory</text:p>
        </text:list-item>
        <text:list-item>
          <text:p text:style-name="P12">Restore from the most recent backup before the problem began</text:p>
        </text:list-item>
        <text:list-item>
          <text:p text:style-name="P12">Repeat queries used after that backup in order to bring the database up to date</text:p>
        </text:list-item>
      </text:list>
      <text:p text:style-name="P8"/>
      <text:p text:style-name="P10"><text:span text:style-name="T6">7.What must be done to back up the MySQL tables directly from the operating system files? List the steps involved. </text:span></text:p>
      <text:list xml:id="list3437693384133699299" text:style-name="L3">
        <text:list-item>
          <text:p text:style-name="P24">The tables must be locked or the server shutdown.</text:p>
        </text:list-item>
        <text:list-item>
          <text:p text:style-name="P13">Make a recursive copy of the MySQL data directory</text:p>
        </text:list-item>
        <text:list-item>
          <text:p text:style-name="P13">Unlock the tables or restart the server</text:p>
        </text:list-item>
      </text:list>
      <text:p text:style-name="P8"/>
      <text:p text:style-name="P6"><text:span text:style-name="T3">8.What steps does the CHECK TABLE command perform internally? </text:span></text:p>
      <text:p text:style-name="P25">It locks the tables and then scans them for errors, returning the status of each.</text:p>
      <text:p text:style-name="P8"><text:soft-page-break/></text:p>
      <text:p text:style-name="P7"><text:span text:style-name="T3">9.When a RESTORE TABLE command is run what does MySQL do internally? What can cause this command to have errors and fail? </text:span></text:p>
      <text:p text:style-name="P25">Copies back the .myd and .frm files and recreates the indexes. It will not, however, overwrite existing tables. Also, if the files it is reading from are corrupt, the tables will still have corrupt information or the entire process will fail.</text:p>
      <text:p text:style-name="P9"/>
      <text:p text:style-name="P7"><text:span text:style-name="T3">10.Does MySQL run in autocommit mode by default? </text:span></text:p>
      <text:p text:style-name="P27">Yes, MySQL runs in autocommit mode by default.</text:p>
      <text:p text:style-name="P9"/>
      <text:p text:style-name="P7"><text:span text:style-name="T3">11.What happens when a ROLLBACK command is run? </text:span></text:p>
      <text:p text:style-name="P28">All queries within a transaction that had not yet been committed are reversed. In other words, the database returns to the state it was in after the most recent commit statement.</text:p>
      <text:p text:style-name="P9"/>
      <text:p text:style-name="P7"><text:span text:style-name="T3">12.What is a transaction? </text:span><text:tab/></text:p>
      <text:p text:style-name="P29">A transaction is a group of sql queries that must all successfully complete in order for the changes to actually effect the database.</text:p>
      <text:p text:style-name="P9"/>
      <text:p text:style-name="P31"><text:span text:style-name="T3">13.What must you do to initiate an </text:span><text:span text:style-name="T5">InnoDB</text:span><text:span text:style-name="T2"> </text:span><text:span text:style-name="T3">table recovery? </text:span></text:p>
      <text:p text:style-name="P30"><text:span text:style-name="T1">Restart the server. InnoDB tables are designed to immediately recover themselves from the most recent backup and then use the logs to roll forward to the most recent changes.</text:span></text:p>
      <text:p text:style-name="P5"/>
      <text:p text:style-name="P11"><text:span text:style-name="T3">14.If you are in the middle of a transaction on an </text:span><text:span text:style-name="T5">InnoDB </text:span><text:span text:style-name="T3">table and another user queries that table will the other user see the result</text:span></text:p>
      <text:p text:style-name="P15"><text:span text:style-name="T1">If it is a select query, they should should still get the result because select is read-only. However, any other queries will not be accepted until after the tables are unlocked at the end of the transaction.</text:span></text:p>
      <text:p text:style-name="P4"><text:tab/></text:p>
      <text:p text:style-name="P3"><text:span text:style-name="T3">15. Install 2 additional MySQL servers. These 2 new servers will be used for replication and should be in your home directory and in folders named "midtermmaster" and "midtermslave"</text:span><text:line-break/><text:span text:style-name="T3">16. Your servers must have all of the appropriate my.cnf options in order to run properly. Please note that you will have to use the next port number larger than your previous server. Your servers must perform replication to be correct!</text:span><text:line-break/><text:span text:style-name="T3">17. Leave your new mysql servers running once you are finished.</text:span></text:p>
      <text:p text:style-name="P3"><text:span text:style-name="T4"><text:tab/>User name: shanet</text:span></text:p>
      <text:p text:style-name="P2"><text:span text:style-name="T4"><text:tab/>Host : localhost</text:span></text:p>
      <text:p text:style-name="P2"><text:span text:style-name="T4"><text:tab/>Password: teacher</text:span></text:p>
      <text:p text:style-name="P2"><text:span text:style-name="T4"><text:tab/>You have all privileges besides gr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1:30:48.467972500</meta:creation-date>
    <dc:date>2014-11-21T13:22:25.422229019</dc:date>
    <meta:editing-duration>PT1H36M21S</meta:editing-duration>
    <meta:editing-cycles>12</meta:editing-cycles>
    <meta:generator>LibreOffice/4.2.7.2$Linux_X86_64 LibreOffice_project/420$Build-2</meta:generator>
    <meta:document-statistic meta:table-count="0" meta:image-count="0" meta:object-count="0" meta:page-count="2" meta:paragraph-count="47" meta:word-count="671" meta:character-count="3915" meta:non-whitespace-character-count="3280"/>
  </office:meta>
</office:document-meta>
</file>